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officeooo:rsid="0008f2f0" officeooo:paragraph-rsid="0008f2f0"/>
    </style:style>
    <style:style style:name="P2" style:family="paragraph" style:parent-style-name="Title">
      <style:text-properties fo:language="en" fo:country="US" officeooo:rsid="0008f2f0" officeooo:paragraph-rsid="0008f2f0"/>
    </style:style>
    <style:style style:name="P3" style:family="paragraph" style:parent-style-name="Text_20_body">
      <style:text-properties fo:language="en" fo:country="US" officeooo:rsid="0008f2f0" officeooo:paragraph-rsid="0008f2f0"/>
    </style:style>
    <style:style style:name="P4" style:family="paragraph" style:parent-style-name="Heading_20_1">
      <style:paragraph-properties fo:text-align="center" style:justify-single-word="false"/>
      <style:text-properties fo:language="en" fo:country="US" officeooo:rsid="0009a115" officeooo:paragraph-rsid="0009a115"/>
    </style:style>
    <style:style style:name="P5" style:family="paragraph" style:parent-style-name="Text_20_body">
      <style:text-properties fo:language="en" fo:country="US" officeooo:rsid="0008f2f0" officeooo:paragraph-rsid="0009a115"/>
    </style:style>
    <style:style style:name="P6" style:family="paragraph" style:parent-style-name="Heading_20_1">
      <style:paragraph-properties fo:text-align="center" style:justify-single-word="false"/>
      <style:text-properties officeooo:rsid="0009a115" officeooo:paragraph-rsid="0009a115"/>
    </style:style>
    <style:style style:name="P7" style:family="paragraph" style:parent-style-name="Heading_20_2">
      <style:paragraph-properties fo:text-align="center" style:justify-single-word="false"/>
      <style:text-properties officeooo:rsid="0009a115" officeooo:paragraph-rsid="0009a115"/>
    </style:style>
    <style:style style:name="P8" style:family="paragraph" style:parent-style-name="Text_20_body">
      <style:text-properties fo:language="en" fo:country="US" officeooo:rsid="0009a115" officeooo:paragraph-rsid="0009a115"/>
    </style:style>
    <style:style style:name="P9" style:family="paragraph" style:parent-style-name="Heading_20_2">
      <style:paragraph-properties fo:text-align="center" style:justify-single-word="false">
        <style:tab-stops>
          <style:tab-stop style:position="12.044cm"/>
        </style:tab-stops>
      </style:paragraph-properties>
    </style:style>
    <style:style style:name="P10" style:family="paragraph" style:parent-style-name="Heading_20_2">
      <style:paragraph-properties fo:text-align="center" style:justify-single-word="false"/>
    </style:style>
    <style:style style:name="P11" style:family="paragraph" style:parent-style-name="Text_20_body">
      <style:paragraph-properties fo:text-align="start" style:justify-single-word="false"/>
      <style:text-properties officeooo:rsid="0009a115" officeooo:paragraph-rsid="0009a115"/>
    </style:style>
    <style:style style:name="P12" style:family="paragraph" style:parent-style-name="Heading_20_2">
      <style:paragraph-properties fo:text-align="center" style:justify-single-word="false"/>
      <style:text-properties officeooo:rsid="000c2faf" officeooo:paragraph-rsid="000c2faf"/>
    </style:style>
    <style:style style:name="P13" style:family="paragraph" style:parent-style-name="Text_20_body">
      <style:paragraph-properties fo:text-align="start" style:justify-single-word="false"/>
      <style:text-properties officeooo:rsid="000e84d0" officeooo:paragraph-rsid="0009a115"/>
    </style:style>
    <style:style style:name="P14" style:family="paragraph" style:parent-style-name="Heading_20_3">
      <style:paragraph-properties fo:break-before="page"/>
    </style:style>
    <style:style style:name="P15" style:family="paragraph" style:parent-style-name="Text_20_body">
      <style:text-properties officeooo:rsid="000e84d0" officeooo:paragraph-rsid="000e84d0"/>
    </style:style>
    <style:style style:name="T1" style:family="text">
      <style:text-properties officeooo:rsid="000e84d0"/>
    </style:style>
    <style:style style:name="T2" style:family="text">
      <style:text-properties officeooo:rsid="000c2f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ort for</text:p>
      <text:p text:style-name="P2">{{TITLE}}</text:p>
      <text:p text:style-name="P3"/>
      <text:p text:style-name="P3">Maybe add option to have additional content</text:p>
      <text:h text:style-name="P4" text:outline-level="1">General Information</text:h>
      <text:p text:style-name="P5">{{<text:span text:style-name="T1">table_info</text:span>}}</text:p>
      <text:p text:style-name="P3"/>
      <text:h text:style-name="P6" text:outline-level="1">Statistics</text:h>
      <text:h text:style-name="P7" text:outline-level="2">Numerical column statistics</text:h>
      <text:p text:style-name="P8">{{num_stats}}</text:p>
      <text:h text:style-name="P9" text:outline-level="2">Categorical column statistics</text:h>
      <text:p text:style-name="P8">{{cat_stats}}</text:p>
      <text:p text:style-name="P8"/>
      <text:h text:style-name="P10" text:outline-level="2">Data quality check</text:h>
      <text:p text:style-name="P11">{{data_quality}}</text:p>
      <text:p text:style-name="P11"/>
      <text:h text:style-name="P12" text:outline-level="2">Additional informations</text:h>
      <text:p text:style-name="P11">{{<text:span text:style-name="T2">add_info</text:span>}}</text:p>
      <text:p text:style-name="P11"/>
      <text:p text:style-name="P11"/>
      <text:p text:style-name="P11"/>
      <text:p text:style-name="P13"/>
      <text:p text:style-name="P13"/>
      <text:p text:style-name="P13"/>
      <text:p text:style-name="P13"/>
      <text:p text:style-name="P13"/>
      <text:h text:style-name="P14" text:outline-level="3">Appendix</text:h>
      <text:p text:style-name="P15">{{statistic_info}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7T17:33:40.734476900</meta:creation-date>
    <dc:date>2025-05-03T15:14:48.595649000</dc:date>
    <meta:editing-duration>PT2H4M40S</meta:editing-duration>
    <meta:editing-cycles>3</meta:editing-cycles>
    <meta:generator>LibreOffice/25.2.2.2$Windows_X86_64 LibreOffice_project/7370d4be9e3cf6031a51beef54ff3bda878e3fac</meta:generator>
    <meta:document-statistic meta:table-count="0" meta:image-count="0" meta:object-count="0" meta:page-count="2" meta:paragraph-count="16" meta:word-count="31" meta:character-count="282" meta:non-whitespace-character-count="267"/>
  </office:meta>
</office:document-meta>
</file>